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cc0000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ext-properties fo:color="#009900" style:font-name="Liberation Sans" style:font-name-asian="Droid Sans Fallback" style:font-name-complex="FreeSans"/>
    </style:style>
    <style:style style:name="ce6" style:family="table-cell" style:parent-style-name="Default">
      <style:text-properties fo:color="#0099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344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o something of space vaca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age loading late – check reducing it's siz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5"/>
          <table:table-cell table:style-name="ce1" office:value-type="string" calcext:value-type="string">
            <text:p>To Do:</text:p>
          </table:table-cell>
          <table:table-cell/>
        </table:table-row>
        <table:table-row table:style-name="ro1">
          <table:table-cell table:number-columns-repeated="9"/>
          <table:table-cell table:style-name="ce2" office:value-type="string" calcext:value-type="string">
            <text:p>Try running in GCL systems</text:p>
          </table:table-cell>
        </table:table-row>
        <table:table-row table:style-name="ro1">
          <table:table-cell table:number-columns-repeated="9"/>
          <table:table-cell table:style-name="ce3" office:value-type="string" calcext:value-type="string">
            <text:p>Images ke background ko sahi karo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Me-todo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heck – import only required file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magic_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magic_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stol_ammo lef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agic power</text:p>
          </table:table-cell>
          <table:table-cell office:value-type="string" calcext:value-type="string">
            <text:p>along with spell_ti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Item – eg: Bomb, telepor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ttributes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trength (1x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pe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7"/>
        </table:table-row>
      </table:table>
      <table:table table:name="Things to d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Background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rees &amp; temple &amp; stone daalo</text:p>
          </table:table-cell>
          <table:table-cell table:number-columns-repeated="7"/>
          <table:table-cell office:value-type="string" calcext:value-type="string">
            <text:p>* can even add water (there can be item/magic like going from water)</text:p>
          </table:table-cell>
        </table:table-row>
        <table:table-row table:style-name="ro1">
          <table:table-cell/>
          <table:table-cell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office:annotation office:display="true" draw:style-name="gr1" draw:text-style-name="P2" svg:width="6.587cm" svg:height="0.596cm" svg:x="14.312cm" svg:y="0.492cm" draw:caption-point-x="-9.669cm" draw:caption-point-y="4.033cm">
              <dc:date>2014-10-19T00:00:00</dc:date>
              <text:p text:style-name="P1"><text:span text:style-name="T1">Can be two ways – see which is feasible</text:span></text:p>
            </office:annotation>
            <text:p>Separate space for detai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*</text:p>
          </table:table-cell>
          <table:table-cell office:value-type="string" calcext:value-type="string">
            <text:p>Banda Chalo – using right click – check space not already occupied</text:p>
          </table:table-cell>
          <table:table-cell table:number-columns-repeated="6"/>
          <table:table-cell office:value-type="string" calcext:value-type="string">
            <text:p>* collision detection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* To decide – whether to have random items or a specific sequence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<text:span text:style-name="T2">Applying</text:span> timers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Phase – 2 </text:p>
          </table:table-cell>
          <table:table-cell table:style-name="ce1" office:value-type="string" calcext:value-type="string">
            <text:p>(Attack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aking an item will change the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art the global_item_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ange the hero properti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acking temple</text:p>
          </table:table-cell>
          <table:table-cell table:number-columns-repeated="7"/>
          <table:table-cell office:value-type="string" calcext:value-type="string">
            <text:p>--- attack done when right click the ite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wn temple will not do anything</text:p>
          </table:table-cell>
          <table:table-cell table:number-columns-repeated="6"/>
          <table:table-cell office:value-type="string" calcext:value-type="string">
            <text:p>--- attack range = 1 cel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ponents 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2" draw:text-style-name="P2" svg:width="2.899cm" svg:height="0.596cm" svg:x="29.921cm" svg:y="11.887cm" draw:caption-point-x="-20.571cm" draw:caption-point-y="6.185cm">
              <dc:date>2014-10-20T00:00:00</dc:date>
              <text:p text:style-name="P2">.gif</text:p>
            </office:annotation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emple Health reduces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Using an available item by the 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move the item from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item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n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1" office:value-type="string" calcext:value-type="string">
            <text:p><text:span text:style-name="T2">Phase</text:span> – 3</text:p>
          </table:table-cell>
          <table:table-cell table:style-name="ce1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Bo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I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 style:data-style-name="N2" text:time-value="23:55:09.3859737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20T04:42:13.507271324</dc:date>
    <meta:editing-duration>PT7H6M20S</meta:editing-duration>
    <meta:editing-cycles>78</meta:editing-cycles>
    <meta:generator>LibreOffice/4.2.6.3$Linux_X86_64 LibreOffice_project/420m0$Build-3</meta:generator>
    <meta:document-statistic meta:table-count="3" meta:cell-count="143" meta:object-count="0"/>
  </office:meta>
</office:document-meta>
</file>